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bb8f" officeooo:paragraph-rsid="001ebb8f"/>
    </style:style>
    <style:style style:name="P2" style:family="paragraph" style:parent-style-name="Standard">
      <style:text-properties officeooo:rsid="001fd18d" officeooo:paragraph-rsid="001fd18d"/>
    </style:style>
    <style:style style:name="P3" style:family="paragraph" style:parent-style-name="Standard">
      <style:text-properties officeooo:rsid="002246c9" officeooo:paragraph-rsid="002246c9"/>
    </style:style>
    <style:style style:name="P4" style:family="paragraph" style:parent-style-name="Standard">
      <style:text-properties officeooo:rsid="0022d57b" officeooo:paragraph-rsid="0022d57b"/>
    </style:style>
    <style:style style:name="P5" style:family="paragraph" style:parent-style-name="Standard">
      <style:text-properties officeooo:rsid="0034747d" officeooo:paragraph-rsid="0034747d"/>
    </style:style>
    <style:style style:name="P6" style:family="paragraph" style:parent-style-name="Standard">
      <style:text-properties officeooo:rsid="00352558" officeooo:paragraph-rsid="00352558"/>
    </style:style>
    <style:style style:name="P7" style:family="paragraph" style:parent-style-name="Standard">
      <style:text-properties fo:font-weight="normal" officeooo:rsid="002246c9" officeooo:paragraph-rsid="002246c9" style:font-weight-asian="normal" style:font-weight-complex="normal"/>
    </style:style>
    <style:style style:name="P8" style:family="paragraph" style:parent-style-name="Standard">
      <style:text-properties fo:font-weight="normal" officeooo:rsid="00397fbd" officeooo:paragraph-rsid="00397fbd" style:font-weight-asian="normal" style:font-weight-complex="normal"/>
    </style:style>
    <style:style style:name="P9" style:family="paragraph" style:parent-style-name="Standard" style:list-style-name="L1">
      <style:text-properties officeooo:rsid="001ebb8f" officeooo:paragraph-rsid="001ebb8f"/>
    </style:style>
    <style:style style:name="P10" style:family="paragraph" style:parent-style-name="Standard" style:list-style-name="L2">
      <style:text-properties officeooo:rsid="001ebb8f" officeooo:paragraph-rsid="001fd18d"/>
    </style:style>
    <style:style style:name="P11" style:family="paragraph" style:parent-style-name="Standard" style:list-style-name="L2">
      <style:text-properties officeooo:rsid="002210b6" officeooo:paragraph-rsid="002210b6"/>
    </style:style>
    <style:style style:name="P12" style:family="paragraph" style:parent-style-name="Standard" style:list-style-name="L2">
      <style:text-properties officeooo:rsid="002246c9" officeooo:paragraph-rsid="002246c9"/>
    </style:style>
    <style:style style:name="P13" style:family="paragraph" style:parent-style-name="Standard" style:list-style-name="L3">
      <style:text-properties fo:font-weight="normal" officeooo:rsid="00397fbd" officeooo:paragraph-rsid="00397fbd" style:font-weight-asian="normal" style:font-weight-complex="normal"/>
    </style:style>
    <style:style style:name="P14" style:family="paragraph" style:parent-style-name="Standard" style:list-style-name="L3">
      <style:text-properties fo:font-weight="normal" officeooo:rsid="003b2933" officeooo:paragraph-rsid="003b2933" style:font-weight-asian="normal" style:font-weight-complex="normal"/>
    </style:style>
    <style:style style:name="P15" style:family="paragraph" style:parent-style-name="Standard" style:list-style-name="L3">
      <style:text-properties fo:font-weight="normal" officeooo:rsid="003b96b0" officeooo:paragraph-rsid="003b96b0" style:font-weight-asian="normal" style:font-weight-complex="normal"/>
    </style:style>
    <style:style style:name="P16" style:family="paragraph" style:parent-style-name="Standard" style:list-style-name="L3">
      <style:text-properties fo:font-weight="normal" officeooo:rsid="003b96b0" officeooo:paragraph-rsid="003cd5cb" style:font-weight-asian="normal" style:font-weight-complex="normal"/>
    </style:style>
    <style:style style:name="P17" style:family="paragraph" style:parent-style-name="Standard" style:list-style-name="L3">
      <style:text-properties fo:font-weight="normal" officeooo:rsid="003c9c59" officeooo:paragraph-rsid="003c9c59" style:font-weight-asian="normal" style:font-weight-complex="normal"/>
    </style:style>
    <style:style style:name="P18" style:family="paragraph" style:parent-style-name="Standard" style:list-style-name="L3">
      <style:text-properties fo:font-weight="normal" officeooo:rsid="003cd5cb" officeooo:paragraph-rsid="003cd5cb" style:font-weight-asian="normal" style:font-weight-complex="normal"/>
    </style:style>
    <style:style style:name="P19" style:family="paragraph" style:parent-style-name="Standard" style:list-style-name="L3">
      <style:text-properties fo:font-weight="normal" officeooo:rsid="003d25be" officeooo:paragraph-rsid="003d25be" style:font-weight-asian="normal" style:font-weight-complex="normal"/>
    </style:style>
    <style:style style:name="P20" style:family="paragraph" style:parent-style-name="Standard" style:list-style-name="L3">
      <style:text-properties fo:font-weight="normal" officeooo:rsid="003d36bf" officeooo:paragraph-rsid="003d36bf" style:font-weight-asian="normal" style:font-weight-complex="normal"/>
    </style:style>
    <style:style style:name="P21" style:family="paragraph" style:parent-style-name="Standard" style:list-style-name="L3">
      <style:text-properties fo:font-weight="normal" officeooo:rsid="003feda3" officeooo:paragraph-rsid="003feda3" style:font-weight-asian="normal" style:font-weight-complex="normal"/>
    </style:style>
    <style:style style:name="P22" style:family="paragraph" style:parent-style-name="Standard" style:list-style-name="L3">
      <style:text-properties fo:font-weight="normal" officeooo:rsid="00419da7" officeooo:paragraph-rsid="00419da7" style:font-weight-asian="normal" style:font-weight-complex="normal"/>
    </style:style>
    <style:style style:name="P23" style:family="paragraph" style:parent-style-name="Standard" style:list-style-name="L3">
      <style:text-properties fo:font-weight="normal" officeooo:rsid="0048c64d" officeooo:paragraph-rsid="0048c64d" style:font-weight-asian="normal" style:font-weight-complex="normal"/>
    </style:style>
    <style:style style:name="P24" style:family="paragraph" style:parent-style-name="Standard" style:list-style-name="L3">
      <style:text-properties fo:font-weight="normal" officeooo:rsid="004b3a71" officeooo:paragraph-rsid="004b3a71" style:font-weight-asian="normal" style:font-weight-complex="normal"/>
    </style:style>
    <style:style style:name="P25" style:family="paragraph" style:parent-style-name="Standard" style:list-style-name="L2">
      <style:text-properties fo:font-weight="normal" officeooo:rsid="004f1180" officeooo:paragraph-rsid="004f1180" style:font-weight-asian="normal" style:font-weight-complex="normal"/>
    </style:style>
    <style:style style:name="P26" style:family="paragraph" style:parent-style-name="Standard" style:list-style-name="L4">
      <style:text-properties officeooo:rsid="0022d57b" officeooo:paragraph-rsid="0022d57b"/>
    </style:style>
    <style:style style:name="P27" style:family="paragraph" style:parent-style-name="Standard" style:list-style-name="L4">
      <style:text-properties officeooo:rsid="0022d57b" officeooo:paragraph-rsid="0024b5ac"/>
    </style:style>
    <style:style style:name="P28" style:family="paragraph" style:parent-style-name="Standard" style:list-style-name="L4">
      <style:text-properties officeooo:rsid="0026fe72" officeooo:paragraph-rsid="0026fe72"/>
    </style:style>
    <style:style style:name="P29" style:family="paragraph" style:parent-style-name="Standard" style:list-style-name="L4">
      <style:text-properties officeooo:rsid="0033c641" officeooo:paragraph-rsid="0033c641"/>
    </style:style>
    <style:style style:name="P30" style:family="paragraph" style:parent-style-name="Standard" style:list-style-name="L4">
      <style:text-properties officeooo:rsid="0029a554" officeooo:paragraph-rsid="0029a554"/>
    </style:style>
    <style:style style:name="P31" style:family="paragraph" style:parent-style-name="Standard" style:list-style-name="L4">
      <style:text-properties officeooo:rsid="0045aa2d" officeooo:paragraph-rsid="0045aa2d"/>
    </style:style>
    <style:style style:name="P32" style:family="paragraph" style:parent-style-name="Standard" style:list-style-name="L4">
      <style:text-properties officeooo:rsid="0030b4c5" officeooo:paragraph-rsid="0030b4c5"/>
    </style:style>
    <style:style style:name="P33" style:family="paragraph" style:parent-style-name="Standard" style:list-style-name="L4">
      <style:text-properties officeooo:rsid="00330fd9" officeooo:paragraph-rsid="00330fd9"/>
    </style:style>
    <style:style style:name="P34" style:family="paragraph" style:parent-style-name="Standard" style:list-style-name="L4">
      <style:text-properties officeooo:rsid="002e7004" officeooo:paragraph-rsid="002e7004"/>
    </style:style>
    <style:style style:name="P35" style:family="paragraph" style:parent-style-name="Standard" style:list-style-name="L4">
      <style:text-properties officeooo:rsid="00250d53" officeooo:paragraph-rsid="00250d53"/>
    </style:style>
    <style:style style:name="P36" style:family="paragraph" style:parent-style-name="Standard" style:list-style-name="L4">
      <style:text-properties officeooo:rsid="0024b5ac" officeooo:paragraph-rsid="0024ecfa"/>
    </style:style>
    <style:style style:name="P37" style:family="paragraph" style:parent-style-name="Standard" style:list-style-name="L4">
      <style:text-properties officeooo:rsid="00269a99" officeooo:paragraph-rsid="00269a99"/>
    </style:style>
    <style:style style:name="P38" style:family="paragraph" style:parent-style-name="Standard" style:list-style-name="L4">
      <style:text-properties officeooo:rsid="0034747d" officeooo:paragraph-rsid="0034747d"/>
    </style:style>
    <style:style style:name="T1" style:family="text">
      <style:text-properties officeooo:rsid="001fd18d"/>
    </style:style>
    <style:style style:name="T2" style:family="text">
      <style:text-properties officeooo:rsid="0024b5ac"/>
    </style:style>
    <style:style style:name="T3" style:family="text">
      <style:text-properties officeooo:rsid="0029edce"/>
    </style:style>
    <style:style style:name="T4" style:family="text">
      <style:text-properties officeooo:rsid="002b9610"/>
    </style:style>
    <style:style style:name="T5" style:family="text">
      <style:text-properties officeooo:rsid="002d5a97"/>
    </style:style>
    <style:style style:name="T6" style:family="text">
      <style:text-properties officeooo:rsid="002fa3fc"/>
    </style:style>
    <style:style style:name="T7" style:family="text">
      <style:text-properties officeooo:rsid="0031edf9"/>
    </style:style>
    <style:style style:name="T8" style:family="text">
      <style:text-properties officeooo:rsid="003234c9"/>
    </style:style>
    <style:style style:name="T9" style:family="text">
      <style:text-properties officeooo:rsid="00330fd9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3614a5" style:font-weight-asian="bold" style:font-weight-complex="bold"/>
    </style:style>
    <style:style style:name="T12" style:family="text">
      <style:text-properties officeooo:rsid="003e4a4f"/>
    </style:style>
    <style:style style:name="T13" style:family="text">
      <style:text-properties officeooo:rsid="003f0c26"/>
    </style:style>
    <style:style style:name="T14" style:family="text">
      <style:text-properties officeooo:rsid="0040d298"/>
    </style:style>
    <style:style style:name="T15" style:family="text">
      <style:text-properties officeooo:rsid="004345a3"/>
    </style:style>
    <style:style style:name="T16" style:family="text">
      <style:text-properties officeooo:rsid="00440ccf"/>
    </style:style>
    <style:style style:name="T17" style:family="text">
      <style:text-properties officeooo:rsid="00468c2f"/>
    </style:style>
    <style:style style:name="T18" style:family="text">
      <style:text-properties officeooo:rsid="00473874"/>
    </style:style>
    <style:style style:name="T19" style:family="text">
      <style:text-properties officeooo:rsid="004bce8e"/>
    </style:style>
    <style:style style:name="T20" style:family="text">
      <style:text-properties officeooo:rsid="004e100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le Notes</text:p>
      <text:p text:style-name="P1"/>
      <text:p text:style-name="P1">KCRI Cytoscape Network</text:p>
      <text:p text:style-name="P1"/>
      <text:list xml:id="list2540359745101498100" text:style-name="L1">
        <text:list-item>
          <text:p text:style-name="P9"><text:bookmark-start text:name="__DdeLink__2_356544989"/>Edge Table &gt; confidence score is very similar to mmc5 value for TF-gene pair (same?)<text:bookmark-end text:name="__DdeLink__2_356544989"/></text:p>
        </text:list-item>
        <text:list-item>
          <text:p text:style-name="P9">Node Table &gt; zscores and rpkm values precisely as mmc5 values</text:p>
        </text:list-item>
        <text:list-item>
          <text:p text:style-name="P9">Node Table &gt; TF vs. gene scores completely different than mmc5 table</text:p>
        </text:list-item>
      </text:list>
      <text:p text:style-name="P2"/>
      <text:p text:style-name="P2">KC Network</text:p>
      <text:p text:style-name="P2"/>
      <text:list xml:id="list3235235103149850579" text:style-name="L2">
        <text:list-item>
          <text:p text:style-name="P10">Edge Table &gt; confidence score is <text:span text:style-name="T1">not at all</text:span> similar to mmc5 value for TF-gene pair</text:p>
        </text:list-item>
        <text:list-item>
          <text:p text:style-name="P11">Layout: AllegroLayout plugin yields best results so far</text:p>
        </text:list-item>
        <text:list-item>
          <text:p text:style-name="P12">The Node Table in KC.cys corresponds to the K-matrix I have generated, <text:span text:style-name="T10">but multiplied by -1.0 →</text:span><text:span text:style-name="T11"> as if authors did not multiply by sign of fold change as described in the paper.</text:span></text:p>
        </text:list-item>
        <text:list-item>
          <text:p text:style-name="P25">KC.cys is not filtered by zscore, as the source code would suggest. </text:p>
        </text:list-item>
        <text:list-item>
          <text:p text:style-name="P25">In KC.cys there is obviously a hard 1.50 cut-off for the confidence score. In the source code, a quantile score is calculated instead which tends to be lower.</text:p>
        </text:list-item>
      </text:list>
      <text:p text:style-name="P7"/>
      <text:p text:style-name="P8">Final included node selection (genes)</text:p>
      <text:list xml:id="list7134249682648321320" text:style-name="L3">
        <text:list-item>
          <text:p text:style-name="P13">Final absolute combined confidence score &gt; 1.50</text:p>
        </text:list-item>
        <text:list-item>
          <text:p text:style-name="P14">ChIP-seq <text:span text:style-name="T13">score matrix </text:span>kept genes</text:p>
          <text:list>
            <text:list-item>
              <text:p text:style-name="P14">init with know.tfs and known.genes</text:p>
            </text:list-item>
            <text:list-item>
              <text:p text:style-name="P15">genes with MACS peaks</text:p>
            </text:list-item>
            <text:list-item>
              <text:p text:style-name="P17">m-matrix has rownames genes-with-peaks</text:p>
            </text:list-item>
            <text:list-item>
              <text:p text:style-name="P18">look at unique gene names of genes-withpeaks</text:p>
            </text:list-item>
            <text:list-item>
              <text:p text:style-name="P16">→ all in adjusted MACS results file(GEO files)</text:p>
            </text:list-item>
            <text:list-item>
              <text:p text:style-name="P18">Then score matrix is created</text:p>
              <text:list>
                <text:list-item>
                  <text:p text:style-name="P19">p300 is added to core Tfs</text:p>
                </text:list-item>
                <text:list-item>
                  <text:p text:style-name="P20">Hif1A not added</text:p>
                </text:list-item>
                <text:list-item>
                  <text:p text:style-name="P20">All genes with peaks are kept <text:span text:style-name="T12">(final chip.scores matrix has rownames like Th17 list)</text:span></text:p>
                </text:list-item>
              </text:list>
            </text:list-item>
          </text:list>
        </text:list-item>
        <text:list-item>
          <text:p text:style-name="P21">combineData.R kept genes</text:p>
          <text:list>
            <text:list-item>
              <text:p text:style-name="P21">initially with core.tfs and core.genes <text:span text:style-name="T14">(every type)</text:span></text:p>
            </text:list-item>
            <text:list-item>
              <text:p text:style-name="P22">keep focusing on genes with abs diff expression zscore greater than z.abs.cut (SAM score &gt; abs.z.<text:span text:style-name="T15">cut</text:span>) →<text:span text:style-name="T16"> gn.nms.diff</text:span></text:p>
            </text:list-item>
            <text:list-item>
              <text:p text:style-name="P23">gn.nms = Unique combination of all data type genes <text:span text:style-name="T20">found in qmat</text:span></text:p>
            </text:list-item>
            <text:list-item>
              <text:p text:style-name="P24">gn.keepers: the gn.nms.diff found in gn.nms (all genes)</text:p>
              <text:list>
                <text:list-item>
                  <text:p text:style-name="P24">abs.z.cut &gt; 2.5 genes in all data type genes <text:span text:style-name="T19">+ core.tfs (unique!)</text:span></text:p>
                </text:list-item>
                <text:list-item>
                  <text:p text:style-name="P24"/>
                </text:list-item>
              </text:list>
            </text:list-item>
          </text:list>
        </text:list-item>
      </text:list>
      <text:p text:style-name="P3"/>
      <text:p text:style-name="P4">KC Network from scores</text:p>
      <text:p text:style-name="P4"/>
      <text:list xml:id="list4869140991329964882" text:style-name="L4">
        <text:list-item>
          <text:p text:style-name="P26">Create confidence score S-matrices from DESeq files and ChIP-seq files</text:p>
        </text:list-item>
        <text:list-item>
          <text:p text:style-name="P28">Create quantile rank matrix</text:p>
          <text:list>
            <text:list-item>
              <text:p text:style-name="P28">select only positive non-zero scores for KO, RNAseq, Immgen</text:p>
            </text:list-item>
            <text:list-item>
              <text:p text:style-name="P28">select all non-zero scores for ChIP-seq</text:p>
            </text:list-item>
            <text:list-item>
              <text:p text:style-name="P28">use rank method</text:p>
            </text:list-item>
            <text:list-item>
              <text:p text:style-name="P29">Types: kri_activator and kri_repressor</text:p>
            </text:list-item>
          </text:list>
        </text:list-item>
        <text:list-item>
          <text:p text:style-name="P30">Combine the matrices</text:p>
          <text:list>
            <text:list-item>
              <text:p text:style-name="P31">repressor or absolute → <text:span text:style-name="T17">chip scores without</text:span> P300 boost</text:p>
            </text:list-item>
            <text:list-item>
              <text:p text:style-name="P31"><text:soft-page-break/>activator → with P300 <text:span text:style-name="T18">with</text:span> boost</text:p>
            </text:list-item>
          </text:list>
        </text:list-item>
        <text:list-item>
          <text:p text:style-name="P30">Create sign matrix</text:p>
          <text:list>
            <text:list-item>
              <text:p text:style-name="P32">Get KO-matrix</text:p>
              <text:list>
                <text:list-item>
                  <text:p text:style-name="P32">has KCRI-dimensions <text:span text:style-name="T9">as default</text:span>(?), <text:span text:style-name="T8">zero-initialized</text:span></text:p>
                </text:list-item>
                <text:list-item>
                  <text:p text:style-name="P32"><text:span text:style-name="T9">actually</text:span>KO-score matrix filtered by <text:span text:style-name="T7">core-TF </text:span>DESeq columns</text:p>
                </text:list-item>
                <text:list-item>
                  <text:p text:style-name="P33">genes are R-I genes which appear in KO file, columns are core TFs</text:p>
                </text:list-item>
              </text:list>
            </text:list-item>
            <text:list-item>
              <text:p text:style-name="P30">Filter the row/column names of the KC matrix from m.k (?) and set those values <text:span text:style-name="T3">as source for the</text:span> sign-matrix</text:p>
            </text:list-item>
            <text:list-item>
              <text:p text:style-name="P30">Get sign matrix from these values / <text:span text:style-name="T4">this matrix</text:span></text:p>
              <text:list>
                <text:list-item>
                  <text:p text:style-name="P30">All 0-values are set to 1 (treated as positive)</text:p>
                </text:list-item>
              </text:list>
            </text:list-item>
            <text:list-item>
              <text:p text:style-name="P30">Multiply combined kc-matrix with <text:span text:style-name="T5">the sign-matrix (must be same dimension)</text:span></text:p>
            </text:list-item>
            <text:list-item>
              <text:p text:style-name="P34">kc-signed repressor matrix is the same sign-multiplied matrix inverted (multiply by -1 <text:span text:style-name="T6">such that positive scores mean repression</text:span>)</text:p>
            </text:list-item>
          </text:list>
        </text:list-item>
        <text:list-item>
          <text:p text:style-name="P35">Select network data to be written</text:p>
          <text:list>
            <text:list-item>
              <text:p text:style-name="P27">Active – <text:span text:style-name="T2">m.cut.core.active is quantile from kc.signed matrix</text:span></text:p>
              <text:list>
                <text:list-item>
                  <text:p text:style-name="P36">probabilities (found in main.R): <text:s text:c="2"/>0.8 # get network for 20% top edges for core</text:p>
                </text:list-item>
              </text:list>
            </text:list-item>
            <text:list-item>
              <text:p text:style-name="P26">Repress – same as active in KC (why?)</text:p>
            </text:list-item>
            <text:list-item>
              <text:p text:style-name="P26">Extended (without core TFs) </text:p>
            </text:list-item>
          </text:list>
        </text:list-item>
        <text:list-item>
          <text:p text:style-name="P35">Write network table</text:p>
          <text:list>
            <text:list-item>
              <text:p text:style-name="P35">Only edges with absolute value &gt;1.50</text:p>
            </text:list-item>
            <text:list-item>
              <text:p text:style-name="P37">tag with positive/ negative depending on sign</text:p>
            </text:list-item>
          </text:list>
        </text:list-item>
        <text:list-item>
          <text:p text:style-name="P38">Use AllegroLayout Edge-Repulsive Fruchtermann-Reingold for layout</text:p>
          <text:list>
            <text:list-item>
              <text:p text:style-name="P38">refine parameters until it looks optimal</text:p>
            </text:list-item>
          </text:list>
        </text:list-item>
      </text:list>
      <text:p text:style-name="P5"/>
      <text:p text:style-name="P6">P08RI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11:52:25.400712148</meta:creation-date>
    <dc:date>2017-03-15T15:47:33.537807664</dc:date>
    <meta:editing-duration>PT8H17M38S</meta:editing-duration>
    <meta:editing-cycles>48</meta:editing-cycles>
    <meta:generator>LibreOffice/5.1.6.2$Linux_X86_64 LibreOffice_project/10m0$Build-2</meta:generator>
    <meta:document-statistic meta:table-count="0" meta:image-count="0" meta:object-count="0" meta:page-count="2" meta:paragraph-count="61" meta:word-count="551" meta:character-count="3106" meta:non-whitespace-character-count="2664"/>
  </office:meta>
</office:document-meta>
</file>